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1.408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49cm" fo:margin-left="0.064cm" table:align="left"/>
    </style:style>
    <style:style style:name="Table4.A" style:family="table-column">
      <style:table-column-properties style:column-width="16.94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3e0f9" officeooo:paragraph-rsid="0013e0f9" style:font-size-asian="14pt" style:font-size-complex="14pt"/>
    </style:style>
    <style:style style:name="P2" style:family="paragraph" style:parent-style-name="Standard">
      <style:text-properties fo:font-size="14pt" officeooo:rsid="0013e0f9" officeooo:paragraph-rsid="0015cb72" style:font-size-asian="14pt" style:font-size-complex="14pt"/>
    </style:style>
    <style:style style:name="P3" style:family="paragraph" style:parent-style-name="Standard">
      <style:text-properties fo:font-size="14pt" officeooo:rsid="0015cb72" officeooo:paragraph-rsid="0015cb72" style:font-size-asian="14pt" style:font-size-complex="14pt"/>
    </style:style>
    <style:style style:name="P4" style:family="paragraph" style:parent-style-name="Standard">
      <style:text-properties fo:font-size="14pt" officeooo:rsid="0013e0f9" officeooo:paragraph-rsid="0013e0f9" fo:background-color="#65c295" style:font-size-asian="14pt" style:font-size-complex="14pt"/>
    </style:style>
    <style:style style:name="P5" style:family="paragraph" style:parent-style-name="Standard">
      <style:text-properties fo:font-size="14pt" officeooo:rsid="0015cb72" officeooo:paragraph-rsid="0015cb72" fo:background-color="#65c295" style:font-size-asian="14pt" style:font-size-complex="14pt"/>
    </style:style>
    <style:style style:name="P6" style:family="paragraph" style:parent-style-name="Standard">
      <style:text-properties fo:font-size="14pt" officeooo:rsid="0015cb72" officeooo:paragraph-rsid="0015cb72" style:font-size-asian="12.25pt" style:font-size-complex="14pt"/>
    </style:style>
    <style:style style:name="P7" style:family="paragraph" style:parent-style-name="Standard">
      <style:text-properties fo:font-size="20pt" officeooo:rsid="0015cb72" officeooo:paragraph-rsid="0015cb72" style:font-size-asian="17.5pt" style:font-size-complex="20pt"/>
    </style:style>
    <style:style style:name="P8" style:family="paragraph" style:parent-style-name="Standard">
      <style:text-properties fo:font-size="20pt" officeooo:rsid="0015cb72" officeooo:paragraph-rsid="0015cb72" fo:background-color="#fff200" style:font-size-asian="17.5pt" style:font-size-complex="20pt"/>
    </style:style>
    <style:style style:name="P9" style:family="paragraph" style:parent-style-name="Standard">
      <style:text-properties fo:background-color="#fff200"/>
    </style:style>
    <style:style style:name="P10" style:family="paragraph" style:parent-style-name="Standard">
      <style:text-properties fo:color="#ce181e" fo:font-size="14pt" officeooo:rsid="0013e0f9" officeooo:paragraph-rsid="0013e0f9" style:font-size-asian="14pt" style:font-size-complex="14pt"/>
    </style:style>
    <style:style style:name="P11" style:family="paragraph" style:parent-style-name="Standard">
      <style:text-properties fo:color="#ce181e" fo:font-size="14pt" officeooo:rsid="0015cb72" officeooo:paragraph-rsid="0015cb72" fo:background-color="transparent" style:font-size-asian="14pt" style:font-size-complex="14pt"/>
    </style:style>
    <style:style style:name="P12" style:family="paragraph" style:parent-style-name="Standard">
      <style:text-properties fo:color="#ce181e" fo:font-size="14pt" officeooo:rsid="0019ed0a" officeooo:paragraph-rsid="0019ed0a" style:font-size-asian="12.25pt" style:font-size-complex="14pt"/>
    </style:style>
    <style:style style:name="P13" style:family="paragraph" style:parent-style-name="Standard">
      <style:text-properties fo:color="#ce181e" fo:font-size="20pt" officeooo:rsid="0019ed0a" officeooo:paragraph-rsid="0019ed0a" style:font-size-asian="17.5pt" style:font-size-complex="20pt"/>
    </style:style>
    <style:style style:name="P14" style:family="paragraph" style:parent-style-name="Standard">
      <style:text-properties fo:font-size="20pt" officeooo:rsid="0013e0f9" style:font-size-asian="17.5pt" style:font-size-complex="20pt"/>
    </style:style>
    <style:style style:name="P15" style:family="paragraph" style:parent-style-name="Heading_20_1">
      <style:text-properties fo:color="#ce181e"/>
    </style:style>
    <style:style style:name="T1" style:family="text">
      <style:text-properties fo:font-size="20pt" officeooo:rsid="0013e0f9" style:font-size-asian="17.5pt" style:font-size-complex="20pt"/>
    </style:style>
    <style:style style:name="T2" style:family="text">
      <style:text-properties fo:background-color="#65c295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2"/><text:span text:style-name="T1">Linux</text:span></text:p>
      <text:p text:style-name="P14"/>
      <text:p text:style-name="P10">Shell commands</text:p>
      <text:p text:style-name="P1"/>
      <text:p text:style-name="P4">1.date comma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date command tells the current date time.</text:p>
          </table:table-cell>
        </table:table-row>
        <table:table-row>
          <table:table-cell table:style-name="Table1.A2" office:value-type="string">
            <text:p text:style-name="P1">$ date</text:p>
          </table:table-cell>
        </table:table-row>
        <table:table-row>
          <table:table-cell table:style-name="Table1.A2" office:value-type="string">
            <text:p text:style-name="P1">Sun Jun 25 10:13:44 IST 2019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In case you want to know the current date/time in UTC, use the following command. (I added this in 2019, so please</text:p>
          </table:table-cell>
        </table:table-row>
        <table:table-row>
          <table:table-cell table:style-name="Table2.A2" office:value-type="string">
            <text:p text:style-name="P1">do not get confused at the date).</text:p>
          </table:table-cell>
        </table:table-row>
        <table:table-row>
          <table:table-cell table:style-name="Table2.A2" office:value-type="string">
            <text:p text:style-name="P1">$ date -u</text:p>
          </table:table-cell>
        </table:table-row>
        <table:table-row>
          <table:table-cell table:style-name="Table2.A2" office:value-type="string">
            <text:p text:style-name="P1">Mon May 21 01:43:47 UTC 2019</text:p>
          </table:table-cell>
        </table:table-row>
        <table:table-row>
          <table:table-cell table:style-name="Table2.A2" office:value-type="string">
            <text:p text:style-name="P4">1.4 cal command</text:p>
          </table:table-cell>
        </table:table-row>
        <table:table-row table:style-name="Table2.6">
          <table:table-cell table:style-name="Table2.A2" office:value-type="string">
            <text:p text:style-name="P1">cal command is used to display calendar in your shell, by default it will display the current month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1.6 id command</text:p>
          </table:table-cell>
        </table:table-row>
        <table:table-row>
          <table:table-cell table:style-name="Table3.A2" office:value-type="string">
            <text:p text:style-name="P1">id prints real user id, and various other details related to the account.</text:p>
          </table:table-cell>
        </table:table-row>
        <table:table-row>
          <table:table-cell table:style-name="Table3.A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">1.7 pwd command</text:p>
          </table:table-cell>
        </table:table-row>
        <table:table-row>
          <table:table-cell table:style-name="Table3.A2" office:value-type="string">
            <text:p text:style-name="P1">pwd command will help you to find out the absolute path of the current directory.</text:p>
          </table:table-cell>
        </table:table-row>
        <table:table-row>
          <table:table-cell table:style-name="Table3.A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4">1.8 cd command</text:p>
          </table:table-cell>
        </table:table-row>
        <table:table-row>
          <table:table-cell table:style-name="Table3.A2" office:value-type="string">
            <text:p text:style-name="P1">The next command we will learn is cd. This command will help you to change your current directory</text:p>
          </table:table-cell>
        </table:table-row>
      </table:table>
      <text:p text:style-name="P1"/>
      <text:p text:style-name="P1">1.9 . directory and .. directory</text:p>
      <text:p text:style-name="P1">. and .. has special meaning in the Linux. . means the current directory and .. means the parent directory. We can use</text:p>
      <text:p text:style-name="P1">these in various situations for daily activities.</text:p>
      <text:p text:style-name="P1"/>
      <text:p text:style-name="P4">1.10 ls command</text:p>
      <text:p text:style-name="P1">We use ls command to view the files and directories inside any given directory. If you use ls command without any</text:p>
      <text:p text:style-name="P1">argument, then it will work on the current directory.</text:p>
      <text:p text:style-name="P1"/>
      <text:p text:style-name="P4"><text:soft-page-break/>1.11 mkdir command</text:p>
      <text:p text:style-name="P1">We can create new directories using mkdir command.</text:p>
      <text:p text:style-name="P1"/>
      <text:p text:style-name="P1"/>
      <text:p text:style-name="P4">1.12 rm command</text:p>
      <text:p text:style-name="P1">rm command is used to remove a file, or directory. The -rf option is being used to remove in a recursive way. But,</text:p>
      <text:p text:style-name="P1">always double check before you use rm -rf command</text:p>
      <text:p text:style-name="P1"/>
      <text:p text:style-name="P4">1.13 Copying a file using cp command</text:p>
      <text:p text:style-name="P1">We use the cp command to copy a file in the Linux shell. To copy recursively use the cp command with the -r flag.</text:p>
      <text:p text:style-name="P1">We use the cp file_to_copy new_location format.</text:p>
      <text:p text:style-name="P1"/>
      <text:p text:style-name="P4">1.14 Renaming or moving a file</text:p>
      <text:p text:style-name="P1">The mv command is used to rename or move a file or directory. In the following example, the file hello.txt is re-</text:p>
      <text:p text:style-name="P1">named to nothello.txt</text:p>
      <text:p text:style-name="P1">$ mv hello.txt nothello.txt</text:p>
      <text:p text:style-name="P1">$ ls -l</text:p>
      <text:p text:style-name="P1">-rw-rw-r--. 1 fedora fedora 75 Jun 25 04:33 nothello.txt</text:p>
      <text:p text:style-name="P1"/>
      <text:p text:style-name="P4">1.15 tree command</text:p>
      <text:p text:style-name="P1">tree command prints the directory structure in a nice visual tree design way.:</text:p>
      <text:p text:style-name="P1"/>
      <text:p text:style-name="P4">1.16 wc command</text:p>
      <text:p text:style-name="P1">wc is an useful command which can help us to count newline, word and bytes of a file.</text:p>
      <text:p text:style-name="P1"/>
      <text:p text:style-name="P4">1.17 echo command</text:p>
      <text:p text:style-name="P1">echo command echos any given string to the display.</text:p>
      <text:p text:style-name="P1"/>
      <text:p text:style-name="P1"/>
      <text:p text:style-name="P1"/>
      <text:p text:style-name="P8">Useful Commands</text:p>
      <text:p text:style-name="P7"/>
      <text:h text:style-name="P15" text:outline-level="1">3.1 Creating soft link to a file</text:h>
      <text:p text:style-name="P7"/>
      <text:p text:style-name="P3">Soft link or symbolic links are a special kind of file, which actually point to some other file using either related or</text:p>
      <text:p text:style-name="P3">absolute paths. We can create soft links using <text:span text:style-name="T2">ln -s command.</text:span></text:p>
      <text:p text:style-name="P1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">$ ln -s /etc/hostname name</text:p>
          </table:table-cell>
        </table:table-row>
        <table:table-row>
          <table:table-cell table:style-name="Table5.A2" office:value-type="string">
            <text:p text:style-name="P1">$ ls -l</text:p>
          </table:table-cell>
        </table:table-row>
        <table:table-row>
          <table:table-cell table:style-name="Table5.A2" office:value-type="string">
            <text:p text:style-name="P1">total 12</text:p>
          </table:table-cell>
        </table:table-row>
        <table:table-row>
          <table:table-cell table:style-name="Table5.A2" office:value-type="string">
            <text:p text:style-name="P1">-rw-rw-r--. 1 fedora fedora</text:p>
          </table:table-cell>
        </table:table-row>
        <table:table-row>
          <table:table-cell table:style-name="Table5.A2" office:value-type="string">
            <text:p text:style-name="P1">lrwxrwxrwx. 1 fedora fedora</text:p>
          </table:table-cell>
        </table:table-row>
        <table:table-row>
          <table:table-cell table:style-name="Table5.A2" office:value-type="string">
            <text:p text:style-name="P1">$ cat name</text:p>
          </table:table-cell>
        </table:table-row>
        <table:table-row>
          <table:table-cell table:style-name="Table5.A2" office:value-type="string">
            <text:p text:style-name="P1">kushal-test.novalocal</text:p>
          </table:table-cell>
        </table:table-row>
      </table:table>
      <text:p text:style-name="P1"/>
      <text:p text:style-name="P1"/>
      <text:p text:style-name="P4">3.2 Creating hard links</text:p>
      <text:p text:style-name="P4"/>
      <text:p text:style-name="P1">$ echo "Hello World!" &gt; hello.txt</text:p>
      <text:p text:style-name="P1">$ ln hello.txt bye.txt</text:p>
      <text:p text:style-name="P1">$ ls -l</text:p>
      <text:p text:style-name="P1">total 16</text:p>
      <text:p text:style-name="P1">-rw-rw-r--. 2 fedora fedora</text:p>
      <text:p text:style-name="P1">13 Jun 23 11:14 bye.txt</text:p>
      <text:p text:style-name="P1">-rw-rw-r--. 2 fedora fedora</text:p>
      <text:p text:style-name="P1">13 Jun 23 11:14 hello.txt</text:p>
      <text:p text:style-name="P1">lrwxrwxrwx. 1 fedora fedora</text:p>
      <text:p text:style-name="P1">13 Jun 23 12:32 name -&gt; /etc/hostname</text:p>
      <text:p text:style-name="P1"/>
      <text:p text:style-name="P1"/>
      <text:p text:style-name="P1"/>
      <text:p text:style-name="P1">There are key shortcuts available in Bash which will help you to move around faster. The following table is a good</text:p>
      <text:p text:style-name="P1">starting point.</text:p>
      <text:p text:style-name="P1">Key combination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Ctrl + A-Move to the beginning of the line</text:p>
          </table:table-cell>
        </table:table-row>
        <table:table-row>
          <table:table-cell table:style-name="Table4.A2" office:value-type="string">
            <text:p text:style-name="P1">Ctrl + E-Move to the end of the line</text:p>
          </table:table-cell>
        </table:table-row>
        <table:table-row>
          <table:table-cell table:style-name="Table4.A2" office:value-type="string">
            <text:p text:style-name="P2">Alt + B-Move to the previous word</text:p>
          </table:table-cell>
        </table:table-row>
        <table:table-row>
          <table:table-cell table:style-name="Table4.A2" office:value-type="string">
            <text:p text:style-name="P2">Alt + F-Move to the next word</text:p>
          </table:table-cell>
        </table:table-row>
        <table:table-row>
          <table:table-cell table:style-name="Table4.A2" office:value-type="string">
            <text:p text:style-name="P2">Ctrl + U-Erase to the beginning of the line</text:p>
          </table:table-cell>
        </table:table-row>
        <table:table-row>
          <table:table-cell table:style-name="Table4.A2" office:value-type="string">
            <text:p text:style-name="P2">Ctrl + K-Erase to the end of the line</text:p>
          </table:table-cell>
        </table:table-row>
        <table:table-row>
          <table:table-cell table:style-name="Table4.A2" office:value-type="string">
            <text:p text:style-name="P2">Ctrl + W-Erase the previous word</text:p>
          </table:table-cell>
        </table:table-row>
        <table:table-row>
          <table:table-cell table:style-name="Table4.A2" office:value-type="string">
            <text:p text:style-name="P3">­</text:p>
          </table:table-cell>
        </table:table-row>
      </table:table>
      <text:p text:style-name="P1"/>
      <text:p text:style-name="P1"/>
      <text:p text:style-name="P6"/>
      <text:p text:style-name="P3">You can update the search database by using updatedb command as root.</text:p>
      <text:p text:style-name="P3"><text:soft-page-break/></text:p>
      <text:p text:style-name="P5">$ sudo updatedb</text:p>
      <text:p text:style-name="P3">This may take some time as it will index all the files in your computer.</text:p>
      <text:p text:style-name="P3"/>
      <text:p text:style-name="P11">3.16 Finding date/time in different timezones</text:p>
      <text:p text:style-name="P3"/>
      <text:p text:style-name="P3">The /usr/share/zoneinfo directory contains all the different timezone files. We can use these file names to get cur-</text:p>
      <text:p text:style-name="P3">rent date/time in any timezone. For example, the following command will show the current date/time in US/Pacific</text:p>
      <text:p text:style-name="P3">timezone.</text:p>
      <text:p text:style-name="P5">$ TZ=US/Pacific date</text:p>
      <text:p text:style-name="P3">Sun May 20 18:45:54 PDT 2018</text:p>
      <text:p text:style-name="P3"/>
      <text:p text:style-name="P3"/>
      <text:p text:style-name="P13">User and Groups</text:p>
      <text:p text:style-name="P13"/>
      <text:p text:style-name="P12"/>
      <text:p text:style-name="P12">4.1 Finding the owner of file</text:p>
      <text:p text:style-name="P12">We use the ls -l command to find the owner, and group of a file or directory.</text:p>
      <text:p text:style-name="P13"/>
      <text:p text:style-name="P12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5:53:38.027778964</meta:creation-date>
    <meta:editing-duration>PT39S</meta:editing-duration>
    <meta:editing-cycles>2</meta:editing-cycles>
    <meta:generator>LibreOffice/6.0.7.3$Linux_X86_64 LibreOffice_project/00m0$Build-3</meta:generator>
    <dc:date>2019-07-14T15:54:07.574878733</dc:date>
    <meta:document-statistic meta:table-count="5" meta:image-count="0" meta:object-count="0" meta:page-count="4" meta:paragraph-count="89" meta:word-count="688" meta:character-count="3657" meta:non-whitespace-character-count="3060"/>
  </office:meta>
</office:document-meta>
</file>